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6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7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39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4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4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4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43" style:family="graphic" style:parent-style-name="objectwithoutfill">
      <style:graphic-properties draw:marker-end="Symmetric_20_Arrow" draw:marker-end-width="0.3cm" draw:fill="solid" draw:textarea-vertical-align="middle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3" style:family="paragraph">
      <style:paragraph-properties fo:text-align="end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de DRP, ve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8" draw:layer="layout" svg:width="6.4cm" svg:height="0.444cm" svg:x="1.001cm" svg:y="1.001cm">
          <text:p text:style-name="P7"><text:span text:style-name="T2">Node DRP, ver 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36" draw:id="id36" draw:layer="measurelines" svg:width="1.6cm" svg:height="0.4cm" svg:x="31.4cm" svg:y="3.8cm">
          <text:p text:style-name="P11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34" draw:id="id34" draw:layer="measurelines" svg:width="1.2cm" svg:height="0.4cm" svg:x="24cm" svg:y="4cm">
          <text:p text:style-name="P1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38" draw:id="id38" draw:layer="measurelines" svg:width="1.4cm" svg:height="0.4cm" svg:x="24cm" svg:y="4.4cm">
          <text:p text:style-name="P11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19.403cm 7.195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xml:id="id52" draw:id="id52" draw:layer="layout" svg:width="1.599cm" svg:height="0.8cm" svg:x="22.003cm" svg:y="5.9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599cm" svg:height="0.4cm" svg:x="22.003cm" svg:y="5.995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3.201cm" svg:y="4.001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9.468cm" svg:y="5.59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19.403cm" svg:y="6.7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19.403cm" svg:y="5.99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19.403cm" svg:y="6.39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03cm" svg:y1="6.395cm" svg:x2="22.003cm" svg:y2="6.395cm" draw:start-shape="id51" draw:start-glue-point="6" draw:end-shape="id52" draw:end-glue-point="3" svg:d="M21603 6395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298cm 1.7cm" svg:x1="23.602cm" svg:y1="6.395cm" svg:x2="8.919cm" svg:y2="8.6cm" draw:start-shape="id52" draw:start-glue-point="1" draw:end-shape="id53" draw:end-glue-point="3" svg:d="M23602 6395h798v2903h-15982v-698h501" svg:viewBox="0 0 15983 2904">
          <text:p/>
        </draw:connector>
        <draw:custom-shape draw:style-name="gr13" draw:text-style-name="P6" xml:id="id54" draw:id="id54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54" draw:start-glue-point="1" draw:end-shape="id55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9.403cm" svg:y2="6.595cm" draw:start-shape="id56" draw:start-glue-point="6" draw:end-shape="id57" draw:end-glue-point="3" svg:d="M10200 8201h2801v-1606h6402" svg:viewBox="0 0 9204 1607">
          <text:p/>
        </draw:connector>
        <draw:custom-shape draw:style-name="gr17" draw:text-style-name="P1" xml:id="id59" draw:id="id59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2.201cm" svg:y1="7.8cm" svg:x2="23.602cm" svg:y2="6.395cm" draw:start-shape="id58" draw:start-glue-point="3" draw:end-shape="id52" draw:end-glue-point="1" svg:d="M12201 7800h-501v800h12700v-2205h-798" svg:viewBox="0 0 12701 2206">
          <text:p/>
        </draw:connector>
        <draw:connector draw:style-name="gr9" draw:text-style-name="P5" draw:layer="layout" svg:x1="13.482cm" svg:y1="7.401cm" svg:x2="14.519cm" svg:y2="7.4cm" draw:start-shape="id59" draw:start-glue-point="6" draw:end-shape="id60" draw:end-glue-point="3" svg:d="M13482 7401h519v-1h518" svg:viewBox="0 0 1038 2">
          <text:p/>
        </draw:connector>
        <draw:connector draw:style-name="gr9" draw:text-style-name="P5" draw:layer="layout" draw:line-skew="1.14cm" svg:x1="5.2cm" svg:y1="4.6cm" svg:x2="8.919cm" svg:y2="6.4cm" draw:start-shape="id61" draw:start-glue-point="1" svg:d="M5200 4600h3250v1800h469" svg:viewBox="0 0 3720 1801">
          <text:p/>
        </draw:connector>
        <draw:custom-shape draw:style-name="gr36" draw:text-style-name="P8" draw:layer="layout" svg:width="10.999cm" svg:height="0.444cm" svg:x="1.001cm" svg:y="1.001cm">
          <text:p text:style-name="P7"><text:span text:style-name="T2">Node DRP, ver 3 <text:s/>DES controlled with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9.403cm" svg:y1="6.195cm" svg:x2="23.602cm" svg:y2="6.395cm" draw:start-shape="id62" draw:start-glue-point="3" draw:end-shape="id52" draw:end-glue-point="1" svg:d="M19403 6195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63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64" draw:start-glue-point="6" draw:end-shape="id65" draw:end-glue-point="3" svg:d="M10200 6401h1001v999h1000" svg:viewBox="0 0 2002 1000">
          <text:p/>
        </draw:connector>
        <draw:custom-shape draw:style-name="gr6" draw:text-style-name="P4" xml:id="id61" draw:id="id61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69" draw:id="id69" draw:layer="layout" svg:width="1.2cm" svg:height="1.4cm" draw:transform="rotate (1.5707963267949) translate (24.9cm 4.7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4.9cm" svg:y="3.599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4.9cm" svg:y="3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4.9cm" svg:y="4.399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4.9cm" svg:y2="4.199cm" draw:start-shape="id66" draw:start-glue-point="1" draw:end-shape="id67" draw:end-glue-point="3" svg:d="M5201 4201h9850v-2h9849" svg:viewBox="0 0 19700 3">
          <text:p/>
        </draw:connector>
        <draw:connector draw:style-name="gr9" draw:text-style-name="P5" draw:layer="layout" svg:x1="23.602cm" svg:y1="6.395cm" svg:x2="24.9cm" svg:y2="4.599cm" draw:start-shape="id52" draw:start-glue-point="1" draw:end-shape="id68" draw:end-glue-point="3" svg:d="M23602 6395h649v-1796h649" svg:viewBox="0 0 1299 1797">
          <text:p/>
        </draw:connector>
        <draw:custom-shape draw:style-name="gr37" draw:text-style-name="P2" draw:layer="measurelines" svg:width="3.8cm" svg:height="2.2cm" svg:x="29.3cm" svg:y="3.3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measurelines" svg:width="2.4cm" svg:height="0.447cm" svg:x="29.3cm" svg:y="3.399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70" draw:id="id70" draw:layer="measurelines" svg:width="1.6cm" svg:height="0.4cm" svg:x="29.3cm" svg:y="3.999cm">
          <text:p text:style-name="P11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6.3cm" svg:y1="4.199cm" svg:x2="29.3cm" svg:y2="4.199cm" draw:start-shape="id69" draw:start-glue-point="6" draw:end-shape="id70" draw:end-glue-point="3" svg:d="M26300 4199h3000" svg:viewBox="0 0 3001 1">
          <text:p/>
        </draw:connector>
        <draw:custom-shape draw:style-name="gr28" draw:text-style-name="P2" xml:id="id71" draw:id="id71" draw:layer="measurelines" svg:width="1.6cm" svg:height="0.4cm" svg:x="26.7cm" svg:y="4.3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6.7cm" svg:y="4.399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3cm" svg:y1="4.599cm" svg:x2="29.3cm" svg:y2="4.599cm" draw:start-shape="id71" draw:start-glue-point="1" draw:end-shape="id72" draw:end-glue-point="3" svg:d="M28300 4599h1000" svg:viewBox="0 0 1001 1">
          <text:p/>
        </draw:connector>
        <draw:custom-shape draw:style-name="gr29" draw:text-style-name="P2" xml:id="id73" draw:id="id73" draw:layer="measurelines" svg:width="2.6cm" svg:height="0.8cm" svg:x="28.3cm" svg:y="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8.3cm" svg:y="1.799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6.3cm" svg:y1="4.199cm" svg:x2="28.3cm" svg:y2="2.199cm" draw:start-shape="id69" draw:start-glue-point="6" draw:end-shape="id73" draw:end-glue-point="3" svg:d="M26300 4199h800v-2000h1200" svg:viewBox="0 0 2001 2001">
          <text:p/>
        </draw:connector>
        <draw:custom-shape draw:style-name="gr29" draw:text-style-name="P2" xml:id="id74" draw:id="id74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66" draw:start-glue-point="1" draw:end-shape="id74" draw:end-glue-point="3" svg:d="M5201 4201h1400v-1401h1399" svg:viewBox="0 0 2800 1402">
          <text:p/>
        </draw:connector>
        <draw:custom-shape draw:style-name="gr29" draw:text-style-name="P2" xml:id="id75" draw:id="id75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61" draw:start-glue-point="1" draw:end-shape="id75" draw:end-glue-point="3" svg:d="M5200 4600h3400v200h319" svg:viewBox="0 0 3720 201">
          <text:p/>
        </draw:connector>
        <draw:custom-shape draw:style-name="gr35" draw:text-style-name="P4" draw:layer="measurelines" svg:width="1.599cm" svg:height="0.4cm" svg:x="22.003cm" svg:y="6.395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76" draw:start-glue-point="1" draw:end-shape="id77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61" draw:start-glue-point="1" draw:end-shape="id78" draw:end-glue-point="3" svg:d="M5200 4600h800v5601h2919" svg:viewBox="0 0 3720 5602">
          <text:p/>
        </draw:connector>
        <draw:custom-shape draw:style-name="gr30" draw:text-style-name="P4" draw:layer="measurelines" svg:width="2.6cm" svg:height="0.4cm" svg:x="28.3cm" svg:y="1.799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2cm" svg:y1="10.202cm" svg:x2="11.708cm" svg:y2="10.187cm" draw:start-shape="id79" draw:start-glue-point="6" svg:d="M10200 10202h1005v-15h503" svg:viewBox="0 0 1509 16">
          <text:p/>
        </draw:connector>
        <draw:custom-shape draw:style-name="gr23" draw:text-style-name="P12" xml:id="id72" draw:id="id72" draw:layer="measurelines" svg:width="1.6cm" svg:height="0.4cm" svg:x="29.3cm" svg:y="4.399cm">
          <text:p text:style-name="P1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6cm" svg:height="0.4cm" svg:x="29.3cm" svg:y="4.799cm">
          <text:p text:style-name="P11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xml:id="id81" draw:id="id81" draw:layer="layout" svg:width="1.6cm" svg:height="0.4cm" svg:x="31.5cm" svg:y="3.999cm">
          <text:p text:style-name="P11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14.519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519cm" svg:y="6.8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4.519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14.519cm" svg:y="7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14.519cm" svg:y1="7.8cm" svg:x2="33.1cm" svg:y2="4.199cm" draw:start-shape="id80" draw:start-glue-point="3" draw:end-shape="id81" draw:end-glue-point="1" svg:d="M14519 7800h-501v2800h19583v-6401h-501" svg:viewBox="0 0 19584 6402">
          <text:p/>
        </draw:connector>
        <draw:connector draw:style-name="gr9" draw:text-style-name="P5" draw:layer="layout" svg:x1="15.8cm" svg:y1="7.401cm" svg:x2="19.403cm" svg:y2="6.99cm" draw:start-shape="id82" draw:start-glue-point="6" draw:end-shape="id83" draw:end-glue-point="3" svg:d="M15800 7401h1802v-411h1801" svg:viewBox="0 0 3604 412">
          <text:p/>
        </draw:connector>
      </draw:page>
      <draw:page draw:name="page4" draw:style-name="dp1" draw:master-page-name="Default"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.8cm" svg:y="3.6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84" draw:id="id84" draw:layer="layout" svg:width="4.6cm" svg:height="0.4cm" svg:x="2cm" svg:y="4.2cm">
          <text:p text:style-name="P13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4.074cm" svg:y="5.8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2.4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2.4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14.6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draw:layer="layout" svg:width="2.526cm" svg:height="0.4cm" svg:x="14.6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3.4cm" svg:x="12.4cm" svg:y="3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8cm" svg:height="0.4cm" svg:x="12.4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xml:id="id85" draw:id="id85" draw:layer="layout" svg:width="4.6cm" svg:height="0.4cm" svg:x="12.4cm" svg:y="4.2cm">
          <text:p text:style-name="P11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87" draw:id="id87" draw:layer="layout" svg:width="0.8cm" svg:height="0.4cm" svg:x="12.4cm" svg:y="4.6cm">
          <text:p text:style-name="P11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svg:x1="6.6cm" svg:y1="4.4cm" svg:x2="12.4cm" svg:y2="4.4cm" draw:start-shape="id84" draw:start-glue-point="1" draw:end-shape="id85" draw:end-glue-point="3" svg:d="M6600 4400h5800" svg:viewBox="0 0 5801 1">
          <text:p/>
        </draw:connector>
        <draw:custom-shape draw:style-name="gr42" draw:text-style-name="P14" xml:id="id86" draw:id="id86" draw:layer="layout" svg:width="4.6cm" svg:height="0.4cm" svg:x="2cm" svg:y="4.599cm">
          <text:p text:style-name="P13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43" draw:text-style-name="P5" draw:layer="layout" svg:x1="6.6cm" svg:y1="4.799cm" svg:x2="12.4cm" svg:y2="4.8cm" draw:start-shape="id86" draw:start-glue-point="1" draw:end-shape="id87" draw:end-glue-point="3" svg:d="M6600 4799h2900v1h2900" svg:viewBox="0 0 5801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3-13T20:44:32.034222087</dc:date>
    <meta:editing-duration>P29DT5H52M50S</meta:editing-duration>
    <meta:editing-cycles>20</meta:editing-cycles>
    <meta:document-statistic meta:object-count="215"/>
  </office:meta>
</office:document-meta>
</file>